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" style:family="table">
      <style:table-properties style:width="17.013cm" fo:margin-left="0cm" fo:margin-right="-0.012cm" table:align="margins" style:writing-mode="lr-tb"/>
    </style:style>
    <style:style style:name="Tabela2.A" style:family="table-column">
      <style:table-column-properties style:column-width="2.461cm" style:rel-column-width="1395*"/>
    </style:style>
    <style:style style:name="Tabela2.B" style:family="table-column">
      <style:table-column-properties style:column-width="1.935cm" style:rel-column-width="1097*"/>
    </style:style>
    <style:style style:name="Tabela2.C" style:family="table-column">
      <style:table-column-properties style:column-width="2.062cm" style:rel-column-width="1169*"/>
    </style:style>
    <style:style style:name="Tabela2.D" style:family="table-column">
      <style:table-column-properties style:column-width="2.039cm" style:rel-column-width="1156*"/>
    </style:style>
    <style:style style:name="Tabela2.E" style:family="table-column">
      <style:table-column-properties style:column-width="2.125cm" style:rel-column-width="1205*"/>
    </style:style>
    <style:style style:name="Tabela2.H" style:family="table-column">
      <style:table-column-properties style:column-width="2.14cm" style:rel-column-width="1213*"/>
    </style:style>
    <style:style style:name="Tabela2.A1" style:family="table-cell">
      <style:table-cell-properties fo:padding="0.097cm" fo:border-left="0.002cm solid #000000" fo:border-right="none" fo:border-top="none" fo:border-bottom="0.002cm solid #000000"/>
    </style:style>
    <style:style style:name="Tabela2.H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6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7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9pt" style:font-size-asian="9pt" style:font-size-complex="9pt"/>
    </style:style>
    <style:style style:name="P12" style:family="paragraph" style:parent-style-name="Table_20_Contents">
      <style:paragraph-properties style:line-height-at-least="0.176cm" fo:text-align="center" style:justify-single-word="false" fo:orphans="0" fo:widows="0" fo:background-color="transparent" style:vertical-align="baseline" style:writing-mode="lr-tb">
        <style:background-image/>
      </style:paragraph-properties>
      <style:text-properties style:use-window-font-color="true" style:font-name="Times New Roman" fo:font-size="9pt" fo:language="pt" fo:country="BR" style:letter-kerning="true" style:font-name-asian="Lucida Sans Unicode" style:font-size-asian="9pt" style:font-name-complex="Tahoma" style:font-size-complex="9pt" style:language-complex="ar" style:country-complex="SA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2"><text:file-name text:display="name">UC03.05.00 - Emitir Espelho de Ocupação de Espaç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1-03-28">
            <text:p text:style-name="P1">28/03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7" text:outline-level="3">Pré-condições</text:h>
      <text:list xml:id="list41257108" text:style-name="WW8Num5">
        <text:list-item>
          <text:p text:style-name="P5">O usuário tem permissão para acessar a funcionalidade.</text:p>
        </text:list-item>
        <text:list-item>
          <text:p text:style-name="P5">O usuário selecionou a opção de Emissão &gt;&gt; Espelho de Ocupação de Espaço</text:p>
        </text:list-item>
      </text:list>
      <text:h text:style-name="P7" text:outline-level="3">Atores</text:h>
      <text:p text:style-name="Text_20_body">Coordenador (primário)</text:p>
      <text:h text:style-name="P7" text:outline-level="3">Fluxo Principal</text:h>
      <text:list xml:id="list41399031" text:continue-list="list41257108" text:style-name="WW8Num5">
        <text:list-item text:start-value="1">
          <text:p text:style-name="P5">Sistema solicita o curso através de uma lista de seleção contendo sigla e nome do curso;</text:p>
        </text:list-item>
        <text:list-item>
          <text:p text:style-name="P5">Usuário seleciona o curso;</text:p>
        </text:list-item>
        <text:list-item>
          <text:p text:style-name="P5">Sistema solicita o período letivo, selecionando por padrão o último período letivo disponível do curso;</text:p>
        </text:list-item>
        <text:list-item>
          <text:p text:style-name="P5">Sistema emite relatório do espelho de ocupação de espaço. Em cada página:</text:p>
          <text:list>
            <text:list-item>
              <text:p text:style-name="P5">No cabeçalho:</text:p>
              <text:list>
                <text:list-item>
                  <text:p text:style-name="P5">Título do relatório: Espelho de Alocação de Espaço</text:p>
                </text:list-item>
                <text:list-item>
                  <text:p text:style-name="P5">Nome do Espaço. P.ex.: Híbrida 1</text:p>
                </text:list-item>
                <text:list-item>
                  <text:p text:style-name="P5">Nome do Curso</text:p>
                </text:list-item>
                <text:list-item>
                  <text:p text:style-name="P5">Período Letivo, com sigla e período. P.ex.: 2011.2 (1/8/2011 a 21/12/2011)</text:p>
                </text:list-item>
              </text:list>
            </text:list-item>
            <text:list-item>
              <text:p text:style-name="P5">No rodapé o sistema coloca o texto Coruja alinhado à esqueda, centralizado Emitido em DD/MM/AAAA, e alinhado à direita o texto Página X de Y.</text:p>
            </text:list-item>
            <text:list-item>
              <text:p text:style-name="P5">Na seção de detalhe, o sistema exibe a alocação do espaço:</text:p>
            </text:list-item>
          </text:list>
        </text:list-item>
      </text:list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3"/>
        <table:table-column table:style-name="Tabela2.H"/>
        <table:table-row>
          <table:table-cell table:style-name="Tabela2.A1" office:value-type="string">
            <text:p text:style-name="P8">---</text:p>
          </table:table-cell>
          <table:table-cell table:style-name="Tabela2.A1" office:value-type="string">
            <text:p text:style-name="P8">SEG</text:p>
          </table:table-cell>
          <table:table-cell table:style-name="Tabela2.A1" office:value-type="string">
            <text:p text:style-name="P8">TER</text:p>
          </table:table-cell>
          <table:table-cell table:style-name="Tabela2.A1" office:value-type="string">
            <text:p text:style-name="P8">QUA</text:p>
          </table:table-cell>
          <table:table-cell table:style-name="Tabela2.A1" office:value-type="string">
            <text:p text:style-name="P8">QUI</text:p>
          </table:table-cell>
          <table:table-cell table:style-name="Tabela2.A1" office:value-type="string">
            <text:p text:style-name="P8">SEX</text:p>
          </table:table-cell>
          <table:table-cell table:style-name="Tabela2.A1" office:value-type="string">
            <text:p text:style-name="P8"/>
          </table:table-cell>
          <table:table-cell table:style-name="Tabela2.H1" office:value-type="string">
            <text:p text:style-name="P8">SÁB</text:p>
          </table:table-cell>
        </table:table-row>
        <table:table-row>
          <table:table-cell table:style-name="Tabela2.A1" office:value-type="string">
            <text:p text:style-name="P10">7:10 – 8:00</text:p>
          </table:table-cell>
          <table:table-cell table:style-name="Tabela2.A1" office:value-type="string">
            <text:p text:style-name="P9">GPS (Hídrida 1)<text:line-break/>Cladice</text:p>
          </table:table-cell>
          <table:table-cell table:style-name="Tabela2.A1" office:value-type="string">
            <text:p text:style-name="P11">OO1 (Hídrida 2)<text:line-break/>Campos</text:p>
          </table:table-cell>
          <table:table-cell table:style-name="Tabela2.A1" office:value-type="string">
            <text:p text:style-name="P9">SPB (Hídrida 2)</text:p>
            <text:p text:style-name="P9">Portella</text:p>
          </table:table-cell>
          <table:table-cell table:style-name="Tabela2.A1" office:value-type="string">
            <text:p text:style-name="P9">EST (Hídrida 2)<text:line-break/>Heliana</text:p>
          </table:table-cell>
          <table:table-cell table:style-name="Tabela2.A1" office:value-type="string">
            <text:p text:style-name="P9">INT (Híbrida 4)</text:p>
            <text:p text:style-name="P9">Marciano</text:p>
          </table:table-cell>
          <table:table-cell table:style-name="Tabela2.A1" office:value-type="string">
            <text:p text:style-name="P9">08:00 – 08:40</text:p>
          </table:table-cell>
          <table:table-cell table:style-name="Tabela2.H1" office:value-type="string">
            <text:p text:style-name="P9">OO2 (Hídrida 3)</text:p>
            <text:p text:style-name="P11">Belo</text:p>
          </table:table-cell>
        </table:table-row>
        <table:table-row>
          <table:table-cell table:style-name="Tabela2.A1" office:value-type="string">
            <text:p text:style-name="P10">8:00 – 8:50</text:p>
          </table:table-cell>
          <table:table-cell table:style-name="Tabela2.A1" office:value-type="string">
            <text:p text:style-name="P9">GPS (Hídrida 1)<text:line-break/>Cladice</text:p>
          </table:table-cell>
          <table:table-cell table:style-name="Tabela2.A1" office:value-type="string">
            <text:p text:style-name="P12">OO1 (Hídrida 2)</text:p>
            <text:p text:style-name="P12">Campos</text:p>
          </table:table-cell>
          <table:table-cell table:style-name="Tabela2.A1" office:value-type="string">
            <text:p text:style-name="P9">SPB (Hídrida 2)</text:p>
            <text:p text:style-name="P9">Portella</text:p>
          </table:table-cell>
          <table:table-cell table:style-name="Tabela2.A1" office:value-type="string">
            <text:p text:style-name="P9">EST (Hídrida 2)<text:line-break/>Heliana</text:p>
          </table:table-cell>
          <table:table-cell table:style-name="Tabela2.A1" office:value-type="string">
            <text:p text:style-name="P9">INT (Híbrida 4)</text:p>
            <text:p text:style-name="P9">Marciano</text:p>
          </table:table-cell>
          <table:table-cell table:style-name="Tabela2.A1" office:value-type="string">
            <text:p text:style-name="P9">08:40 – 09:20</text:p>
          </table:table-cell>
          <table:table-cell table:style-name="Tabela2.H1" office:value-type="string">
            <text:p text:style-name="P9">OO2 (Hídrida 3)</text:p>
            <text:p text:style-name="P11">Belo</text:p>
          </table:table-cell>
        </table:table-row>
        <table:table-row>
          <table:table-cell table:style-name="Tabela2.A1" office:value-type="string">
            <text:p text:style-name="P10">8:50 – 9:40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1">OO1 (Hídrida 2)</text:p>
            <text:p text:style-name="P11">Campos</text:p>
          </table:table-cell>
          <table:table-cell table:style-name="Tabela2.A1" office:value-type="string">
            <text:p text:style-name="P9">SPB (Hídrida 2)</text:p>
            <text:p text:style-name="P9">Portella</text:p>
          </table:table-cell>
          <table:table-cell table:style-name="Tabela2.A1" office:value-type="string">
            <text:p text:style-name="P9">EST (Hídrida 2)<text:line-break/>Heliana</text:p>
          </table:table-cell>
          <table:table-cell table:style-name="Tabela2.A1" office:value-type="string">
            <text:p text:style-name="P9">INT (Híbrida 4)</text:p>
            <text:p text:style-name="P9">Marciano</text:p>
          </table:table-cell>
          <table:table-cell table:style-name="Tabela2.A1" office:value-type="string">
            <text:p text:style-name="P9">09:20 – 10:00</text:p>
          </table:table-cell>
          <table:table-cell table:style-name="Tabela2.H1" office:value-type="string">
            <text:p text:style-name="P9">OO2 (Hídrida 3)</text:p>
            <text:p text:style-name="P11">Belo</text:p>
          </table:table-cell>
        </table:table-row>
        <table:table-row>
          <table:table-cell table:style-name="Tabela2.A1" office:value-type="string">
            <text:p text:style-name="P10">9:50 – 10:40</text:p>
          </table:table-cell>
          <table:table-cell table:style-name="Tabela2.A1" office:value-type="string">
            <text:p text:style-name="P9">ESD (Hídrida 1)</text:p>
            <text:p text:style-name="P9">Leonardo</text:p>
          </table:table-cell>
          <table:table-cell table:style-name="Tabela2.A1" office:value-type="string">
            <text:p text:style-name="P9">OO2 (Hídrida 3)</text:p>
            <text:p text:style-name="P11">Belo</text:p>
          </table:table-cell>
          <table:table-cell table:style-name="Tabela2.A1" office:value-type="string">
            <text:p text:style-name="P11">OO1 (Múltipla)</text:p>
            <text:p text:style-name="P11">Campos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>INT (Híbrida 4)</text:p>
            <text:p text:style-name="P9">Marciano</text:p>
          </table:table-cell>
          <table:table-cell table:style-name="Tabela2.A1" office:value-type="string">
            <text:p text:style-name="P9">10:10 – 10:50</text:p>
          </table:table-cell>
          <table:table-cell table:style-name="Tabela2.H1" office:value-type="string">
            <text:p text:style-name="P9">SPB (Hídrida 2)</text:p>
            <text:p text:style-name="P9">Portella</text:p>
          </table:table-cell>
        </table:table-row>
        <table:table-row>
          <table:table-cell table:style-name="Tabela2.A1" office:value-type="string">
            <text:p text:style-name="P10">10:40 – 11:30</text:p>
          </table:table-cell>
          <table:table-cell table:style-name="Tabela2.A1" office:value-type="string">
            <text:p text:style-name="P9">ESD (Hídrida 1)<text:line-break/>Leonardo</text:p>
          </table:table-cell>
          <table:table-cell table:style-name="Tabela2.A1" office:value-type="string">
            <text:p text:style-name="P9">OO2 (Hídrida 3)</text:p>
            <text:p text:style-name="P11">Belo</text:p>
          </table:table-cell>
          <table:table-cell table:style-name="Tabela2.A1" office:value-type="string">
            <text:p text:style-name="P11">OO1 (Múltipla)<text:line-break/>Campos</text:p>
          </table:table-cell>
          <table:table-cell table:style-name="Tabela2.A1" office:value-type="string">
            <text:p text:style-name="P9">RD1 (Hídriba 3)<text:line-break/>Galhanone</text:p>
          </table:table-cell>
          <table:table-cell table:style-name="Tabela2.A1" office:value-type="string">
            <text:p text:style-name="P9">RD1 (Hídriba 3)<text:line-break/>Galhanone</text:p>
          </table:table-cell>
          <table:table-cell table:style-name="Tabela2.A1" office:value-type="string">
            <text:p text:style-name="P9">10:50 – 11:30</text:p>
          </table:table-cell>
          <table:table-cell table:style-name="Tabela2.H1" office:value-type="string">
            <text:p text:style-name="P9">SPB (Hídrida 2)</text:p>
            <text:p text:style-name="P9">Portella</text:p>
          </table:table-cell>
        </table:table-row>
        <table:table-row>
          <table:table-cell table:style-name="Tabela2.A1" office:value-type="string">
            <text:p text:style-name="P10">11:30 – 12:20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>OO2 (Hídrida 3)</text:p>
            <text:p text:style-name="P11">Belo</text:p>
          </table:table-cell>
          <table:table-cell table:style-name="Tabela2.A1" office:value-type="string">
            <text:p text:style-name="P11">OO1 (Múltipla)</text:p>
            <text:p text:style-name="P11">Campos</text:p>
          </table:table-cell>
          <table:table-cell table:style-name="Tabela2.A1" office:value-type="string">
            <text:p text:style-name="P9">RD1 (Hídriba 3)<text:line-break/>Galhanone</text:p>
          </table:table-cell>
          <table:table-cell table:style-name="Tabela2.A1" office:value-type="string">
            <text:p text:style-name="P9">RD1 (Hídriba 3)</text:p>
            <text:p text:style-name="P9">Galhanone</text:p>
          </table:table-cell>
          <table:table-cell table:style-name="Tabela2.A1" office:value-type="string">
            <text:p text:style-name="P9">11:30 – 12:10</text:p>
          </table:table-cell>
          <table:table-cell table:style-name="Tabela2.H1" office:value-type="string">
            <text:p text:style-name="P9">SPB (Hídrida 2)</text:p>
            <text:p text:style-name="P9">Portella</text:p>
          </table:table-cell>
        </table:table-row>
        <table:table-row>
          <table:table-cell table:style-name="Tabela2.A1" office:value-type="string">
            <text:p text:style-name="P8">...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H1" office:value-type="string">
            <text:p text:style-name="P9"/>
          </table:table-cell>
        </table:table-row>
      </table:table>
      <text:p text:style-name="P3"><text:soft-page-break/></text:p>
      <text:list xml:id="list41404550" text:continue-numbering="true" text:style-name="WW8Num5">
        <text:list-item>
          <text:p text:style-name="P5">Caso de uso é encerrado</text:p>
        </text:list-item>
      </text:list>
      <text:h text:style-name="P7" text:outline-level="3">Pós-condições</text:h>
      <text:list xml:id="list41392124" text:continue-list="list41404550" text:style-name="WW8Num5">
        <text:list-item text:start-value="1">
          <text:p text:style-name="P5">Sistema emitiu espelho de alocação de espaço para o curso e o período letivo selecionado;</text:p>
        </text:list-item>
        <text:list-item>
          <text:p text:style-name="P5">Sistema registrou no log de auditoria para o usuário selecionado: “Emissão do espelho de alocação do espaço <text:span text:style-name="T1">Híbrida 1</text:span>, curso <text:span text:style-name="T1">TASI</text:span>, período letivo <text:span text:style-name="T1">2011.1</text:span>”</text:p>
        </text:list-item>
      </text:list>
      <text:p text:style-name="P3"/>
      <text:h text:style-name="P7" text:outline-level="3">Regras de Negócio</text:h>
      <text:p text:style-name="P3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3-28T21:27:18.25</dc:date>
    <meta:editing-cycles>13</meta:editing-cycles>
    <meta:editing-duration>PT01H00M42S</meta:editing-duration>
    <meta:generator>BrOffice.org/3.2$Win32 OpenOffice.org_project/320m18$Build-9502</meta:generator>
    <dc:creator>Marcio Belo</dc:creator>
    <meta:document-statistic meta:table-count="2" meta:image-count="0" meta:object-count="0" meta:page-count="2" meta:paragraph-count="106" meta:word-count="402" meta:character-count="2249"/>
    <meta:user-defined meta:name="_DocHome" meta:value-type="float">1971586133</meta:user-defined>
  </office:meta>
</office:document-meta>
</file>